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8021in"/>
    </style:style>
    <style:style style:name="Table2.B" style:family="table-column">
      <style:table-column-properties style:column-width="3.7083in"/>
    </style:style>
    <style:style style:name="Table2.C" style:family="table-column">
      <style:table-column-properties style:column-width="0.4688in"/>
    </style:style>
    <style:style style:name="Table2.D" style:family="table-column">
      <style:table-column-properties style:column-width="1.9479in"/>
    </style:style>
    <style:style style:name="Table2.A1" style:family="table-cell">
      <style:table-cell-properties style:vertical-align="bottom" fo:padding="0.0382in" fo:border="non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021in"/>
    </style:style>
    <style:style style:name="Table1.B" style:family="table-column">
      <style:table-column-properties style:column-width="3.7083in"/>
    </style:style>
    <style:style style:name="Table1.C" style:family="table-column">
      <style:table-column-properties style:column-width="0.4688in"/>
    </style:style>
    <style:style style:name="Table1.D" style:family="table-column">
      <style:table-column-properties style:column-width="1.9479in"/>
    </style:style>
    <style:style style:name="Table1.A1" style:family="table-cell">
      <style:table-cell-properties style:vertical-align="bottom" fo:padding="0.0382in" fo:border="non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size="24pt" style:font-size-asian="21pt" style:font-size-complex="24pt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de56"/>
    </style:style>
    <style:style style:name="T3" style:family="text">
      <style:text-properties officeooo:rsid="001675f8"/>
    </style:style>
    <style:style style:name="T4" style:family="text">
      <style:text-properties fo:language="fr" fo:country="CA" officeooo:rsid="001675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ct 4: Time management</text:h>
      <text:p text:style-name="Text_20_body">Translated by Julien Lamarche on 2013/1<text:span text:style-name="T2">2/10</text:span> from p.28 and p.29 of “Devenir un leader”, <text:span text:style-name="T3">R</text:span><text:span text:style-name="T4">év. 2/09</text:span>.</text:p>
      <text:h text:style-name="Heading_20_2" text:outline-level="2">Executive summary:</text:h>
      <text:p text:style-name="Text_20_body">Good time management helps the l eader to get the most out of work hours. <text:s/>To plan time adequately and complete tasks with maximum efficiency learn to make the difference between short and long term projects, making a daily lists of what you have to do along with priority, calendar, delagation as much as possible, keeping a margin of error and manage interruptions.</text:p>
      <text:h text:style-name="Heading_20_2" text:outline-level="2">Objectives</text:h>
      <text:list xml:id="list60882955064062051" text:style-name="L1">
        <text:list-item>
          <text:p text:style-name="P4">Make a point of how you currently manage your time;</text:p>
        </text:list-item>
        <text:list-item>
          <text:p text:style-name="P4">Learn to how effectively manage your time;</text:p>
        </text:list-item>
        <text:list-item>
          <text:p text:style-name="P4">Exercise your itme management skills by executing various meeting roles.</text:p>
        </text:list-item>
      </text:list>
      <text:h text:style-name="Heading_20_2" text:outline-level="2">Timer (“Chronométreur”)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Name of evaluator :</text:p>
          </table:table-cell>
          <table:table-cell table:style-name="Table2.A1" office:value-type="string">
            <text:p text:style-name="P2">_____________________</text:p>
          </table:table-cell>
          <table:table-cell table:style-name="Table2.A1" office:value-type="string">
            <text:p text:style-name="P1">Date:</text:p>
          </table:table-cell>
          <table:table-cell table:style-name="Table2.A1" office:value-type="string">
            <text:p text:style-name="P2">___________</text:p>
          </table:table-cell>
        </table:table-row>
      </table:table>
      <text:p text:style-name="Text_20_body"/>
      <text:list xml:id="list6836918723161312717" text:style-name="L2">
        <text:list-item>
          <text:p text:style-name="P5">Do you think the leader has, before each meeting, asked the duration of the speech?</text:p>
          <text:list>
            <text:list-header>
              <text:p text:style-name="P5"><text:span text:style-name="T1">Note: </text:span>Translation is provided here, but please answer the questions in the book. <text:s/>Questions numbers correspond.<text:line-break/></text:p>
            </text:list-header>
          </text:list>
        </text:list-item>
        <text:list-item>
          <text:p text:style-name="P5">Did he / she listen to the speeches, timed with precision and activate the appropriate signals?</text:p>
        </text:list-item>
        <text:list-item>
          <text:p text:style-name="P5">Did he / she explain the rules concerning time usage and did he present his report within the time allotted?</text:p>
        </text:list-item>
        <text:list-item>
          <text:p text:style-name="P5">What could he / she have done to improve the respect of time allotted for the meeting?</text:p>
        </text:list-item>
        <text:list-item>
          <text:p text:style-name="P5">In what way did the leader contribute to the respect of time during the meeting?</text:p>
        </text:list-item>
      </text:list>
      <text:p text:style-name="Text_20_body"/>
      <text:p text:style-name="P3"/>
      <text:h text:style-name="Heading_20_2" text:outline-level="2">Toastmaster (“Animateur de réunion”)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Name of evaluator :</text:p>
          </table:table-cell>
          <table:table-cell table:style-name="Table1.A1" office:value-type="string">
            <text:p text:style-name="P2">_____________________</text:p>
          </table:table-cell>
          <table:table-cell table:style-name="Table1.A1" office:value-type="string">
            <text:p text:style-name="P1">Date:</text:p>
          </table:table-cell>
          <table:table-cell table:style-name="Table1.A1" office:value-type="string">
            <text:p text:style-name="P2">___________</text:p>
          </table:table-cell>
        </table:table-row>
      </table:table>
      <text:p text:style-name="Text_20_body"/>
      <text:list xml:id="list5061933178483991263" text:style-name="L3">
        <text:list-item>
          <text:p text:style-name="P6">Do you think the leader was ready before the meeting?</text:p>
          <text:list>
            <text:list-header>
              <text:p text:style-name="P6"><text:span text:style-name="T1">Note: </text:span>Translation is provided here, but please answer the questions in the book. <text:s/>Questions numbers correspond.<text:line-break/></text:p>
            </text:list-header>
          </text:list>
        </text:list-item>
        <text:list-item>
          <text:p text:style-name="P6">Did he / she leave enough time for speech preparation, impromptu speaking, evaluations and other parts of the meeting?</text:p>
        </text:list-item>
        <text:list-item>
          <text:p text:style-name="P6">Did the meeting start and finish on time?</text:p>
        </text:list-item>
        <text:list-item>
          <text:p text:style-name="P6">Was the leader obliged to modified the time allotted to speeches, improvisations, evaluations and to other parts of the meeting? <text:s/>If so, for what reasons?</text:p>
        </text:list-item>
        <text:list-item>
          <text:p text:style-name="P6">What could he / she have done for the meeting to run more fluidly?</text:p>
        </text:list-item>
        <text:list-item>
          <text:p text:style-name="P6">What could he / she have done to improve the running of the meeting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3-11-12T15:42:31</meta:creation-date>
    <dc:date>2013-12-10T19:38:45.514000000</dc:date>
    <meta:editing-duration>PT24M7S</meta:editing-duration>
    <meta:editing-cycles>12</meta:editing-cycles>
    <meta:generator>LibreOffice/4.1.0.4$Windows_x86 LibreOffice_project/89ea49ddacd9aa532507cbf852f2bb22b1ace28</meta:generator>
    <meta:document-statistic meta:table-count="2" meta:image-count="0" meta:object-count="0" meta:page-count="2" meta:paragraph-count="31" meta:word-count="352" meta:character-count="2055" meta:non-whitespace-character-count="1742"/>
  </office:meta>
</office:document-meta>
</file>